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86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50.92mm"/>
    </style:style>
    <style:style style:name="co6" style:family="table-column">
      <style:table-column-properties fo:break-before="auto" style:column-width="26.95mm"/>
    </style:style>
    <style:style style:name="co7" style:family="table-column">
      <style:table-column-properties fo:break-before="auto" style:column-width="27.76mm"/>
    </style:style>
    <style:style style:name="co8" style:family="table-column">
      <style:table-column-properties fo:break-before="auto" style:column-width="43.92mm"/>
    </style:style>
    <style:style style:name="co9" style:family="table-column">
      <style:table-column-properties fo:break-before="auto" style:column-width="42.21mm"/>
    </style:style>
    <style:style style:name="co10" style:family="table-column">
      <style:table-column-properties fo:break-before="auto" style:column-width="43.02mm"/>
    </style:style>
    <style:style style:name="co11" style:family="table-column">
      <style:table-column-properties fo:break-before="auto" style:column-width="29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results" table:style-name="ta1">
        <table:shapes>
          <draw:frame draw:z-index="0" draw:style-name="gr1" draw:text-style-name="P1" svg:width="160.07mm" svg:height="90.05mm" svg:x="173.54mm" svg:y="9.03mm">
            <loext:p draw:notify-on-update-of-ranges="results.C4:results.C8 results.D3:results.D3 results.D4:results.D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28.76mm" svg:y="91.31mm">
            <loext:p draw:notify-on-update-of-ranges="results.D21:results.D2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<text:s/>----RUN REPORT----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Actual</text:p>
          </table:table-cell>
        </table:table-row>
        <table:table-row table:style-name="ro1">
          <table:table-cell office:value-type="string" calcext:value-type="string">
            <text:p>N <text:s text:c="20"/>: 1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350.2" calcext:value-type="float">
            <text:p>2350.2</text:p>
          </table:table-cell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7430.32" calcext:value-type="float">
            <text:p>7430.32</text:p>
          </table:table-cell>
        </table:table-row>
        <table:table-row table:style-name="ro1">
          <table:table-cell office:value-type="float" office:value="2350.2" calcext:value-type="float">
            <text:p>2350.2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4530" calcext:value-type="float">
            <text:p>14530</text:p>
          </table:table-cell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23207.3" calcext:value-type="float">
            <text:p>23207.3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33790.8" calcext:value-type="float">
            <text:p>33790.8</text:p>
          </table:table-cell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 <text:s text:c="20"/>: 200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7430.32" calcext:value-type="float">
            <text:p>7430.32</text:p>
          </table:table-cell>
          <table:table-cell/>
          <table:table-cell office:value-type="string" calcext:value-type="string">
            <text:p><text:span text:style-name="T1">Regression</text:span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gression Model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office:value-type="string" calcext:value-type="string">
            <text:p><text:s/>----RUN REPORT----</text:p>
          </table:table-cell>
          <table:table-cell/>
          <table:table-cell office:value-type="string" calcext:value-type="string">
            <text:p>R^2</text:p>
          </table:table-cell>
          <table:table-cell table:number-matrix-columns-spanned="1" table:number-matrix-rows-spanned="1" table:formula="of:=RSQ(LN([.$D$4:.$D$8]) ; LN([.$C$4:.$C$8]))" office:value-type="float" office:value="0.999989855095786" calcext:value-type="float">
            <text:p>0.9999898551</text:p>
          </table:table-cell>
        </table:table-row>
        <table:table-row table:style-name="ro1">
          <table:table-cell office:value-type="string" calcext:value-type="string">
            <text:p>N <text:s text:c="20"/>: 300</text:p>
          </table:table-cell>
          <table:table-cell/>
          <table:table-cell office:value-type="string" calcext:value-type="string">
            <text:p>Standard Error</text:p>
          </table:table-cell>
          <table:table-cell table:number-matrix-columns-spanned="1" table:number-matrix-rows-spanned="1" table:formula="of:=STEYX(LN([.$D$4:.$D$8]) ; LN([.$C$4:.$C$8]))" office:value-type="float" office:value="0.00386673245958559" calcext:value-type="float">
            <text:p>0.00386673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4530" calcext:value-type="float">
            <text:p>14530</text:p>
          </table:table-cell>
          <table:table-cell/>
          <table:table-cell office:value-type="string" calcext:value-type="string">
            <text:p>Slope</text:p>
          </table:table-cell>
          <table:table-cell table:number-matrix-columns-spanned="1" table:number-matrix-rows-spanned="1" table:formula="of:=SLOPE(LN([.$D$4:.$D$8]) ; LN([.$C$4:.$C$8]))" office:value-type="float" office:value="1.65434686295902" calcext:value-type="float">
            <text:p>1.6543468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rcept</text:p>
          </table:table-cell>
          <table:table-cell table:number-matrix-columns-spanned="1" table:number-matrix-rows-spanned="1" table:formula="of:=EXP(INTERCEPT(LN([.$D$4:.$D$8]) ; LN([.$C$4:.$C$8])))" office:value-type="float" office:value="1.15645593306046" calcext:value-type="float">
            <text:p>1.156455933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s/>----RUN REPORT----</text:p>
          </table:table-cell>
          <table:table-cell/>
          <table:table-cell table:formula="of:=INDEX([.$C$4:.$C$8]; 1; 1)" office:value-type="float" office:value="100" calcext:value-type="float">
            <text:p>100</text:p>
          </table:table-cell>
          <table:table-cell table:formula="of:=[.$D$19] * [.$C$21] ^ [.$D$18]" office:value-type="float" office:value="2354.08865570082" calcext:value-type="float">
            <text:p>2354.0886557008</text:p>
          </table:table-cell>
        </table:table-row>
        <table:table-row table:style-name="ro1">
          <table:table-cell office:value-type="string" calcext:value-type="string">
            <text:p>N <text:s text:c="20"/>: 400</text:p>
          </table:table-cell>
          <table:table-cell/>
          <table:table-cell table:formula="of:=INDEX([.$C$4:.$C$8]; 2; 1)" office:value-type="float" office:value="200" calcext:value-type="float">
            <text:p>200</text:p>
          </table:table-cell>
          <table:table-cell table:formula="of:=[.$D$19] * [.$C$22] ^ [.$D$18]" office:value-type="float" office:value="7410.21559170811" calcext:value-type="float">
            <text:p>7410.2155917081</text:p>
          </table:table-cell>
        </table:table-row>
        <table:table-row table:style-name="ro1">
          <table:table-cell table:number-columns-repeated="2"/>
          <table:table-cell table:formula="of:=INDEX([.$C$4:.$C$8]; 3; 1)" office:value-type="float" office:value="300" calcext:value-type="float">
            <text:p>300</text:p>
          </table:table-cell>
          <table:table-cell table:formula="of:=[.$D$19] * [.$C$23] ^ [.$D$18]" office:value-type="float" office:value="14492.6186794022" calcext:value-type="float">
            <text:p>14492.6186794022</text:p>
          </table:table-cell>
        </table:table-row>
        <table:table-row table:style-name="ro1">
          <table:table-cell office:value-type="float" office:value="23207.3" calcext:value-type="float">
            <text:p>23207.3</text:p>
          </table:table-cell>
          <table:table-cell/>
          <table:table-cell table:formula="of:=INDEX([.$C$4:.$C$8]; 4; 1)" office:value-type="float" office:value="400" calcext:value-type="float">
            <text:p>400</text:p>
          </table:table-cell>
          <table:table-cell table:formula="of:=[.$D$19] * [.$C$24] ^ [.$D$18]" office:value-type="float" office:value="23325.9248680448" calcext:value-type="float">
            <text:p>23325.9248680448</text:p>
          </table:table-cell>
        </table:table-row>
        <table:table-row table:style-name="ro1">
          <table:table-cell table:number-columns-repeated="2"/>
          <table:table-cell table:formula="of:=INDEX([.$C$4:.$C$8]; 5; 1)" office:value-type="float" office:value="500" calcext:value-type="float">
            <text:p>500</text:p>
          </table:table-cell>
          <table:table-cell table:formula="of:=[.$D$19] * [.$C$25] ^ [.$D$18]" office:value-type="float" office:value="33741.2873506007" calcext:value-type="float">
            <text:p>33741.287350600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 <text:s text:c="20"/>: 500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3790.8" calcext:value-type="float">
            <text:p>33790.8</text:p>
          </table:table-cell>
          <table:table-cell table:number-columns-repeated="3"/>
        </table:table-row>
      </table:table>
      <table:table table:name="Sheet2" table:style-name="ta1">
        <table:shapes>
          <draw:frame draw:z-index="0" draw:style-name="gr1" draw:text-style-name="P1" svg:width="159.86mm" svg:height="90.04mm" svg:x="100.97mm" svg:y="48.88mm">
            <loext:p draw:notify-on-update-of-ranges="Sheet2.D3:Sheet2.D3 Sheet2.D4:Sheet2.D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 <text:s text:c="20"/>: 100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Actual Value</text:p>
          </table:table-cell>
        </table:table-row>
        <table:table-row table:style-name="ro1">
          <table:table-cell office:value-type="float" office:value="4898260" calcext:value-type="float">
            <text:p>489826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4898260" calcext:value-type="float">
            <text:p>4898260</text:p>
          </table:table-cell>
        </table:table-row>
        <table:table-row table:style-name="ro1">
          <table:table-cell table:number-columns-repeated="2"/>
          <table:table-cell office:value-type="float" office:value="20000" calcext:value-type="float">
            <text:p>20000</text:p>
          </table:table-cell>
          <table:table-cell office:value-type="float" office:value="15522600" calcext:value-type="float">
            <text:p>15522600</text:p>
          </table:table-cell>
        </table:table-row>
        <table:table-row table:style-name="ro1">
          <table:table-cell table:number-columns-repeated="2"/>
          <table:table-cell office:value-type="float" office:value="30000" calcext:value-type="float">
            <text:p>30000</text:p>
          </table:table-cell>
          <table:table-cell office:value-type="float" office:value="30461600" calcext:value-type="float">
            <text:p>30461600</text:p>
          </table:table-cell>
        </table:table-row>
        <table:table-row table:style-name="ro1">
          <table:table-cell office:value-type="string" calcext:value-type="string">
            <text:p><text:s/>----RUN REPORT----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49161000" calcext:value-type="float">
            <text:p>49161000</text:p>
          </table:table-cell>
        </table:table-row>
        <table:table-row table:style-name="ro1">
          <table:table-cell office:value-type="string" calcext:value-type="string">
            <text:p>N <text:s text:c="20"/>: 20000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71296800" calcext:value-type="float">
            <text:p>712968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5522600" calcext:value-type="float">
            <text:p>15522600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 <text:s text:c="20"/>: 30000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0461600" calcext:value-type="float">
            <text:p>30461600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 <text:s text:c="20"/>: 40000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49161000" calcext:value-type="float">
            <text:p>49161000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 <text:s text:c="20"/>: 50000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71296800" calcext:value-type="float">
            <text:p>71296800</text:p>
          </table:table-cell>
          <table:table-cell table:number-columns-repeated="3"/>
        </table:table-row>
      </table:table>
      <table:table table:name="Testing (Aug 6-9) Results" table:style-name="ta1"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number-columns-repeated="3" table:default-cell-style-name="Default"/>
        <table:table-column table:style-name="co11" table:default-cell-style-name="Default"/>
        <table:table-column table:style-name="co2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<text:s/>----RUN REPORT----</text:p>
          </table:table-cell>
          <table:table-cell/>
          <table:table-cell office:value-type="string" calcext:value-type="string">
            <text:p><text:s/>----RUN REPORT----</text:p>
          </table:table-cell>
          <table:table-cell/>
          <table:table-cell office:value-type="string" calcext:value-type="string">
            <text:p><text:s/>----RUN REPORT----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Average/(N^(5/3))</text:p>
          </table:table-cell>
          <table:table-cell office:value-type="string" calcext:value-type="string">
            <text:p>Delta</text:p>
          </table:table-cell>
        </table:table-row>
        <table:table-row table:style-name="ro1">
          <table:table-cell office:value-type="string" calcext:value-type="string">
            <text:p>N <text:s text:c="20"/>: 100000</text:p>
          </table:table-cell>
          <table:table-cell/>
          <table:table-cell office:value-type="string" calcext:value-type="string">
            <text:p>N <text:s text:c="20"/>: 500000</text:p>
          </table:table-cell>
          <table:table-cell/>
          <table:table-cell office:value-type="string" calcext:value-type="string">
            <text:p>N <text:s text:c="20"/>: 900000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225980000" calcext:value-type="float">
            <text:p>225980000</text:p>
          </table:table-cell>
          <table:table-cell table:formula="of:=[.H4]/([.G4] ^ (5/3))" office:value-type="float" office:value="1.04890624461982" calcext:value-type="float">
            <text:p>1.0489062446</text:p>
          </table:table-cell>
          <table:table-cell office:value-type="float" office:value="123.815" calcext:value-type="float">
            <text:p>123.815</text:p>
          </table:table-cell>
        </table:table-row>
        <table:table-row table:style-name="ro1">
          <table:table-cell table:number-columns-repeated="6"/>
          <table:table-cell office:value-type="float" office:value="200000" calcext:value-type="float">
            <text:p>200000</text:p>
          </table:table-cell>
          <table:table-cell office:value-type="float" office:value="716320000" calcext:value-type="float">
            <text:p>716320000</text:p>
          </table:table-cell>
          <table:table-cell table:formula="of:=[.H5]/([.G5] ^ (5/3))" office:value-type="float" office:value="1.04726619311832" calcext:value-type="float">
            <text:p>1.0472661931</text:p>
          </table:table-cell>
          <table:table-cell office:value-type="float" office:value="173.056" calcext:value-type="float">
            <text:p>173.056</text:p>
          </table:table-cell>
        </table:table-row>
        <table:table-row table:style-name="ro1">
          <table:table-cell office:value-type="string" calcext:value-type="string">
            <text:p><text:s/>Overall average: </text:p>
          </table:table-cell>
          <table:table-cell/>
          <table:table-cell office:value-type="string" calcext:value-type="string">
            <text:p><text:s/>Overall average: </text:p>
          </table:table-cell>
          <table:table-cell/>
          <table:table-cell office:value-type="string" calcext:value-type="string">
            <text:p><text:s/>Overall average: </text:p>
          </table:table-cell>
          <table:table-cell/>
          <table:table-cell office:value-type="float" office:value="300000" calcext:value-type="float">
            <text:p>300000</text:p>
          </table:table-cell>
          <table:table-cell office:value-type="float" office:value="1408000000" calcext:value-type="float">
            <text:p>1408000000</text:p>
          </table:table-cell>
          <table:table-cell table:formula="of:=[.H6]/([.G6] ^ (5/3))" office:value-type="float" office:value="1.0472906596841" calcext:value-type="float">
            <text:p>1.0472906597</text:p>
          </table:table-cell>
          <table:table-cell office:value-type="float" office:value="213.058" calcext:value-type="float">
            <text:p>213.058</text:p>
          </table:table-cell>
        </table:table-row>
        <table:table-row table:style-name="ro1">
          <table:table-cell office:value-type="float" office:value="225980000" calcext:value-type="float">
            <text:p>225980000</text:p>
          </table:table-cell>
          <table:table-cell/>
          <table:table-cell office:value-type="float" office:value="3293070000" calcext:value-type="float">
            <text:p>3293070000</text:p>
          </table:table-cell>
          <table:table-cell/>
          <table:table-cell office:value-type="float" office:value="8771670000" calcext:value-type="float">
            <text:p>8771670000</text:p>
          </table:table-cell>
          <table:table-cell/>
          <table:table-cell office:value-type="float" office:value="400000" calcext:value-type="float">
            <text:p>400000</text:p>
          </table:table-cell>
          <table:table-cell office:value-type="float" office:value="2271610000" calcext:value-type="float">
            <text:p>2271610000</text:p>
          </table:table-cell>
          <table:table-cell table:formula="of:=[.H7]/([.G7] ^ (5/3))" office:value-type="float" office:value="1.04608534907831" calcext:value-type="float">
            <text:p>1.0460853491</text:p>
          </table:table-cell>
          <table:table-cell office:value-type="float" office:value="265.908" calcext:value-type="float">
            <text:p>265.908</text:p>
          </table:table-cell>
        </table:table-row>
        <table:table-row table:style-name="ro1">
          <table:table-cell office:value-type="string" calcext:value-type="string">
            <text:p><text:s/>Overall Delta: </text:p>
          </table:table-cell>
          <table:table-cell/>
          <table:table-cell office:value-type="string" calcext:value-type="string">
            <text:p><text:s/>Overall Delta: </text:p>
          </table:table-cell>
          <table:table-cell/>
          <table:table-cell office:value-type="string" calcext:value-type="string">
            <text:p><text:s/>Overall Delta: </text:p>
          </table:table-cell>
          <table:table-cell/>
          <table:table-cell office:value-type="float" office:value="500000" calcext:value-type="float">
            <text:p>500000</text:p>
          </table:table-cell>
          <table:table-cell office:value-type="float" office:value="3293070000" calcext:value-type="float">
            <text:p>3293070000</text:p>
          </table:table-cell>
          <table:table-cell table:formula="of:=[.H8]/([.G8] ^ (5/3))" office:value-type="float" office:value="1.04548455644098" calcext:value-type="float">
            <text:p>1.0454845564</text:p>
          </table:table-cell>
          <table:table-cell office:value-type="float" office:value="253.71" calcext:value-type="float">
            <text:p>253.71</text:p>
          </table:table-cell>
        </table:table-row>
        <table:table-row table:style-name="ro1">
          <table:table-cell office:value-type="float" office:value="123.815" calcext:value-type="float">
            <text:p>123.815</text:p>
          </table:table-cell>
          <table:table-cell/>
          <table:table-cell office:value-type="float" office:value="253.71" calcext:value-type="float">
            <text:p>253.71</text:p>
          </table:table-cell>
          <table:table-cell/>
          <table:table-cell office:value-type="float" office:value="286.776" calcext:value-type="float">
            <text:p>286.776</text:p>
          </table:table-cell>
          <table:table-cell/>
          <table:table-cell office:value-type="float" office:value="600000" calcext:value-type="float">
            <text:p>600000</text:p>
          </table:table-cell>
          <table:table-cell office:value-type="float" office:value="4465350000" calcext:value-type="float">
            <text:p>4465350000</text:p>
          </table:table-cell>
          <table:table-cell table:formula="of:=[.H9]/([.G9] ^ (5/3))" office:value-type="float" office:value="1.04617279222366" calcext:value-type="float">
            <text:p>1.0461727922</text:p>
          </table:table-cell>
          <table:table-cell office:value-type="float" office:value="248.263" calcext:value-type="float">
            <text:p>248.263</text:p>
          </table:table-cell>
        </table:table-row>
        <table:table-row table:style-name="ro1">
          <table:table-cell table:number-columns-repeated="6"/>
          <table:table-cell office:value-type="float" office:value="700000" calcext:value-type="float">
            <text:p>700000</text:p>
          </table:table-cell>
          <table:table-cell office:value-type="float" office:value="5778340000" calcext:value-type="float">
            <text:p>5778340000</text:p>
          </table:table-cell>
          <table:table-cell table:formula="of:=[.H10]/([.G10] ^ (5/3))" office:value-type="float" office:value="1.04706351212844" calcext:value-type="float">
            <text:p>1.0470635121</text:p>
          </table:table-cell>
          <table:table-cell office:value-type="float" office:value="236.928" calcext:value-type="float">
            <text:p>236.928</text:p>
          </table:table-cell>
        </table:table-row>
        <table:table-row table:style-name="ro1">
          <table:table-cell office:value-type="string" calcext:value-type="string">
            <text:p><text:s/>----RUN REPORT----</text:p>
          </table:table-cell>
          <table:table-cell/>
          <table:table-cell office:value-type="string" calcext:value-type="string">
            <text:p><text:s/>----RUN REPORT----</text:p>
          </table:table-cell>
          <table:table-cell/>
          <table:table-cell office:value-type="string" calcext:value-type="string">
            <text:p><text:s/>----RUN REPORT----</text:p>
          </table:table-cell>
          <table:table-cell/>
          <table:table-cell office:value-type="float" office:value="800000" calcext:value-type="float">
            <text:p>800000</text:p>
          </table:table-cell>
          <table:table-cell office:value-type="float" office:value="7215850000" calcext:value-type="float">
            <text:p>7215850000</text:p>
          </table:table-cell>
          <table:table-cell table:formula="of:=[.H11]/([.G11] ^ (5/3))" office:value-type="float" office:value="1.04665652453202" calcext:value-type="float">
            <text:p>1.0466565245</text:p>
          </table:table-cell>
          <table:table-cell office:value-type="float" office:value="273.447" calcext:value-type="float">
            <text:p>273.447</text:p>
          </table:table-cell>
        </table:table-row>
        <table:table-row table:style-name="ro1">
          <table:table-cell office:value-type="string" calcext:value-type="string">
            <text:p>N <text:s text:c="20"/>: 200000</text:p>
          </table:table-cell>
          <table:table-cell/>
          <table:table-cell office:value-type="string" calcext:value-type="string">
            <text:p>N <text:s text:c="20"/>: 600000</text:p>
          </table:table-cell>
          <table:table-cell/>
          <table:table-cell office:value-type="string" calcext:value-type="string">
            <text:p>N <text:s text:c="20"/>: 1000000</text:p>
          </table:table-cell>
          <table:table-cell/>
          <table:table-cell office:value-type="float" office:value="900000" calcext:value-type="float">
            <text:p>900000</text:p>
          </table:table-cell>
          <table:table-cell office:value-type="float" office:value="8771670000" calcext:value-type="float">
            <text:p>8771670000</text:p>
          </table:table-cell>
          <table:table-cell table:formula="of:=[.H12]/([.G12] ^ (5/3))" office:value-type="float" office:value="1.04554990990909" calcext:value-type="float">
            <text:p>1.0455499099</text:p>
          </table:table-cell>
          <table:table-cell office:value-type="float" office:value="286.776" calcext:value-type="float">
            <text:p>286.776</text:p>
          </table:table-cell>
        </table:table-row>
        <table:table-row table:style-name="ro1">
          <table:table-cell table:number-columns-repeated="6"/>
          <table:table-cell office:value-type="float" office:value="1000000" calcext:value-type="float">
            <text:p>1000000</text:p>
          </table:table-cell>
          <table:table-cell office:value-type="float" office:value="10456400000" calcext:value-type="float">
            <text:p>10456400000</text:p>
          </table:table-cell>
          <table:table-cell table:formula="of:=[.H13]/([.G13] ^ (5/3))" office:value-type="float" office:value="1.04564" calcext:value-type="float">
            <text:p>1.04564</text:p>
          </table:table-cell>
          <table:table-cell office:value-type="float" office:value="280.656" calcext:value-type="float">
            <text:p>280.656</text:p>
          </table:table-cell>
        </table:table-row>
        <table:table-row table:style-name="ro1">
          <table:table-cell office:value-type="string" calcext:value-type="string">
            <text:p><text:s/>Overall average: </text:p>
          </table:table-cell>
          <table:table-cell/>
          <table:table-cell office:value-type="string" calcext:value-type="string">
            <text:p><text:s/>Overall average: </text:p>
          </table:table-cell>
          <table:table-cell/>
          <table:table-cell office:value-type="string" calcext:value-type="string">
            <text:p><text:s/>Overall average: </text:p>
          </table:table-cell>
          <table:table-cell/>
          <table:table-cell office:value-type="float" office:value="1500000" calcext:value-type="float">
            <text:p>1500000</text:p>
          </table:table-cell>
          <table:table-cell office:value-type="float" office:value="20536800000" calcext:value-type="float">
            <text:p>20536800000</text:p>
          </table:table-cell>
          <table:table-cell table:formula="of:=[.H14]/([.G14] ^ (5/3))" office:value-type="float" office:value="1.04483410917641" calcext:value-type="float">
            <text:p>1.0448341092</text:p>
          </table:table-cell>
          <table:table-cell office:value-type="float" office:value="303.786" calcext:value-type="float">
            <text:p>303.786</text:p>
          </table:table-cell>
        </table:table-row>
        <table:table-row table:style-name="ro1">
          <table:table-cell office:value-type="float" office:value="716320000" calcext:value-type="float">
            <text:p>716320000</text:p>
          </table:table-cell>
          <table:table-cell/>
          <table:table-cell office:value-type="float" office:value="4465350000" calcext:value-type="float">
            <text:p>4465350000</text:p>
          </table:table-cell>
          <table:table-cell/>
          <table:table-cell office:value-type="float" office:value="10456400000" calcext:value-type="float">
            <text:p>10456400000</text:p>
          </table:table-cell>
          <table:table-cell/>
          <table:table-cell office:value-type="float" office:value="2000000" calcext:value-type="float">
            <text:p>2000000</text:p>
          </table:table-cell>
          <table:table-cell office:value-type="float" office:value="33240500000" calcext:value-type="float">
            <text:p>33240500000</text:p>
          </table:table-cell>
          <table:table-cell table:formula="of:=[.H15]/([.G15] ^ (5/3))" office:value-type="float" office:value="1.04701014147576" calcext:value-type="float">
            <text:p>1.0470101415</text:p>
          </table:table-cell>
          <table:table-cell office:value-type="float" office:value="335.772" calcext:value-type="float">
            <text:p>335.772</text:p>
          </table:table-cell>
        </table:table-row>
        <table:table-row table:style-name="ro1">
          <table:table-cell office:value-type="string" calcext:value-type="string">
            <text:p><text:s/>Overall Delta: </text:p>
          </table:table-cell>
          <table:table-cell/>
          <table:table-cell office:value-type="string" calcext:value-type="string">
            <text:p><text:s/>Overall Delta: </text:p>
          </table:table-cell>
          <table:table-cell/>
          <table:table-cell office:value-type="string" calcext:value-type="string">
            <text:p><text:s/>Overall Delta: </text:p>
          </table:table-cell>
          <table:table-cell table:number-columns-repeated="5"/>
        </table:table-row>
        <table:table-row table:style-name="ro1">
          <table:table-cell office:value-type="float" office:value="173.056" calcext:value-type="float">
            <text:p>173.056</text:p>
          </table:table-cell>
          <table:table-cell/>
          <table:table-cell office:value-type="float" office:value="248.263" calcext:value-type="float">
            <text:p>248.263</text:p>
          </table:table-cell>
          <table:table-cell/>
          <table:table-cell office:value-type="float" office:value="280.656" calcext:value-type="float">
            <text:p>280.656</text:p>
          </table:table-cell>
          <table:table-cell table:number-columns-repeated="2"/>
          <table:table-cell office:value-type="string" calcext:value-type="string">
            <text:p>Average =</text:p>
          </table:table-cell>
          <table:table-cell table:formula="of:=AVERAGE([.I4:.I15])" office:value-type="float" office:value="1.04649666603224" calcext:value-type="float">
            <text:p>1.046496666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<text:s/>----RUN REPORT----</text:p>
          </table:table-cell>
          <table:table-cell/>
          <table:table-cell office:value-type="string" calcext:value-type="string">
            <text:p><text:s/>----RUN REPORT----</text:p>
          </table:table-cell>
          <table:table-cell/>
          <table:table-cell office:value-type="string" calcext:value-type="string">
            <text:p><text:s/>----RUN REPORT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 <text:s text:c="20"/>: 300000</text:p>
          </table:table-cell>
          <table:table-cell/>
          <table:table-cell office:value-type="string" calcext:value-type="string">
            <text:p>N <text:s text:c="20"/>: 700000</text:p>
          </table:table-cell>
          <table:table-cell/>
          <table:table-cell office:value-type="string" calcext:value-type="string">
            <text:p>N <text:s text:c="20"/>: 15000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<text:s/>Overall average: </text:p>
          </table:table-cell>
          <table:table-cell/>
          <table:table-cell office:value-type="string" calcext:value-type="string">
            <text:p><text:s/>Overall average: </text:p>
          </table:table-cell>
          <table:table-cell/>
          <table:table-cell office:value-type="string" calcext:value-type="string">
            <text:p><text:s/>Overall average: </text:p>
          </table:table-cell>
          <table:table-cell table:number-columns-repeated="5"/>
        </table:table-row>
        <table:table-row table:style-name="ro1">
          <table:table-cell office:value-type="float" office:value="1408000000" calcext:value-type="float">
            <text:p>1408000000</text:p>
          </table:table-cell>
          <table:table-cell/>
          <table:table-cell office:value-type="float" office:value="5778340000" calcext:value-type="float">
            <text:p>5778340000</text:p>
          </table:table-cell>
          <table:table-cell/>
          <table:table-cell office:value-type="float" office:value="20536800000" calcext:value-type="float">
            <text:p>205368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Overall Delta: </text:p>
          </table:table-cell>
          <table:table-cell/>
          <table:table-cell office:value-type="string" calcext:value-type="string">
            <text:p><text:s/>Overall Delta: </text:p>
          </table:table-cell>
          <table:table-cell/>
          <table:table-cell office:value-type="string" calcext:value-type="string">
            <text:p><text:s/>Overall Delta: </text:p>
          </table:table-cell>
          <table:table-cell table:number-columns-repeated="5"/>
        </table:table-row>
        <table:table-row table:style-name="ro1">
          <table:table-cell office:value-type="float" office:value="213.058" calcext:value-type="float">
            <text:p>213.058</text:p>
          </table:table-cell>
          <table:table-cell/>
          <table:table-cell office:value-type="float" office:value="236.928" calcext:value-type="float">
            <text:p>236.928</text:p>
          </table:table-cell>
          <table:table-cell/>
          <table:table-cell office:value-type="float" office:value="303.786" calcext:value-type="float">
            <text:p>303.786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<text:s/>----RUN REPORT----</text:p>
          </table:table-cell>
          <table:table-cell/>
          <table:table-cell office:value-type="string" calcext:value-type="string">
            <text:p><text:s/>----RUN REPORT----</text:p>
          </table:table-cell>
          <table:table-cell/>
          <table:table-cell office:value-type="string" calcext:value-type="string">
            <text:p><text:s/>----RUN REPORT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 <text:s text:c="20"/>: 400000</text:p>
          </table:table-cell>
          <table:table-cell/>
          <table:table-cell office:value-type="string" calcext:value-type="string">
            <text:p>N <text:s text:c="20"/>: 800000</text:p>
          </table:table-cell>
          <table:table-cell/>
          <table:table-cell office:value-type="string" calcext:value-type="string">
            <text:p>N <text:s text:c="20"/>: 20000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<text:s/>Overall average: </text:p>
          </table:table-cell>
          <table:table-cell/>
          <table:table-cell office:value-type="string" calcext:value-type="string">
            <text:p><text:s/>Overall average: </text:p>
          </table:table-cell>
          <table:table-cell/>
          <table:table-cell office:value-type="string" calcext:value-type="string">
            <text:p><text:s/>Overall average: </text:p>
          </table:table-cell>
          <table:table-cell table:number-columns-repeated="5"/>
        </table:table-row>
        <table:table-row table:style-name="ro1">
          <table:table-cell office:value-type="float" office:value="2271610000" calcext:value-type="float">
            <text:p>2271610000</text:p>
          </table:table-cell>
          <table:table-cell/>
          <table:table-cell office:value-type="float" office:value="7215850000" calcext:value-type="float">
            <text:p>7215850000</text:p>
          </table:table-cell>
          <table:table-cell/>
          <table:table-cell office:value-type="float" office:value="33240500000" calcext:value-type="float">
            <text:p>332405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Overall Delta: </text:p>
          </table:table-cell>
          <table:table-cell/>
          <table:table-cell office:value-type="string" calcext:value-type="string">
            <text:p><text:s/>Overall Delta: </text:p>
          </table:table-cell>
          <table:table-cell/>
          <table:table-cell office:value-type="string" calcext:value-type="string">
            <text:p><text:s/>Overall Delta: </text:p>
          </table:table-cell>
          <table:table-cell table:number-columns-repeated="5"/>
        </table:table-row>
        <table:table-row table:style-name="ro1">
          <table:table-cell office:value-type="float" office:value="265.908" calcext:value-type="float">
            <text:p>265.908</text:p>
          </table:table-cell>
          <table:table-cell/>
          <table:table-cell office:value-type="float" office:value="273.447" calcext:value-type="float">
            <text:p>273.447</text:p>
          </table:table-cell>
          <table:table-cell/>
          <table:table-cell office:value-type="float" office:value="335.772" calcext:value-type="float">
            <text:p>335.772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# of Point Sets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 Of Angles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verall Run Time:</text:p>
          </table:table-cell>
          <table:table-cell office:value-type="string" calcext:value-type="string">
            <text:p>4115m44.408s = ~69.59 hours = ~2.9 days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9">0000-00-00</text:date>, <text:time style:data-style-name="N2" text:time-value="10:06:53.3365943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09T10:39:04.693199046</dc:date>
    <meta:editing-duration>PT37M52S</meta:editing-duration>
    <meta:editing-cycles>6</meta:editing-cycles>
    <meta:generator>LibreOffice/5.1.6.2$Linux_X86_64 LibreOffice_project/10m0$Build-2</meta:generator>
    <meta:document-statistic meta:table-count="3" meta:cell-count="20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8cm" svg:height="9.006cm" xlink:href=".." xlink:type="simple" chart:class="chart:scatter" chart:style-name="ch1">
        <chart:legend chart:legend-position="end" svg:x="13.685cm" svg:y="4.204cm" style:legend-expansion="high" chart:style-name="ch2"/>
        <chart:plot-area chart:style-name="ch3" table:cell-range-address="results.C4:results.D8 results.D3:results.D3" chart:data-source-has-labels="row" svg:x="1.331cm" svg:y="0.18cm" svg:width="12.034cm" svg:height="7.665cm">
          <chartooo:coordinate-region svg:x="2.508cm" svg:y="0.379cm" svg:width="10.577cm" svg:height="6.819cm"/>
          <chart:axis chart:dimension="x" chart:name="primary-x" chart:style-name="ch4">
            <chart:title svg:x="7.172cm" svg:y="8.025cm" chart:style-name="ch5">
              <text:p>N</text:p>
            </chart:title>
          </chart:axis>
          <chart:axis chart:dimension="y" chart:name="primary-y" chart:style-name="ch4">
            <chart:title svg:x="0.451cm" svg:y="4.969cm" chart:style-name="ch6">
              <text:p>Actual Value</text:p>
            </chart:title>
            <chart:grid chart:style-name="ch7" chart:class="major"/>
          </chart:axis>
          <chart:series chart:style-name="ch8" chart:values-cell-range-address="results.D4:results.D8" chart:label-cell-address="results.D3:results.D3" chart:class="chart:scatter">
            <chart:domain table:cell-range-address="results.C4:results.C8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ctual</text:p>
                <draw:g>
                  <svg:desc>results.D3:results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results.C4:results.C8</svg:desc>
                </draw:g>
              </table:table-cell>
              <table:table-cell office:value-type="float" office:value="2350.2">
                <text:p>2350.2</text:p>
                <draw:g>
                  <svg:desc>results.D4:results.D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7430.32">
                <text:p>7430.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14530">
                <text:p>145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23207.3">
                <text:p>23207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33790.8">
                <text:p>33790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878cm" svg:y="3.952cm" style:legend-expansion="high" chart:style-name="ch2"/>
        <chart:plot-area chart:style-name="ch3" table:cell-range-address="results.D21:results.D25" svg:x="1.331cm" svg:y="0.18cm" svg:width="10.227cm" svg:height="7.659cm">
          <chartooo:coordinate-region svg:x="2.508cm" svg:y="0.379cm" svg:width="8.956cm" svg:height="6.813cm"/>
          <chart:axis chart:dimension="x" chart:name="primary-x" chart:style-name="ch4">
            <chart:title svg:x="6.268cm" svg:y="8.019cm" chart:style-name="ch5">
              <text:p>N</text:p>
            </chart:title>
          </chart:axis>
          <chart:axis chart:dimension="y" chart:name="primary-y" chart:style-name="ch4">
            <chart:title svg:x="0.451cm" svg:y="4.966cm" chart:style-name="ch6">
              <text:p>Actual Value</text:p>
            </chart:title>
            <chart:grid chart:style-name="ch7" chart:class="major"/>
          </chart:axis>
          <chart:series chart:style-name="ch8" chart:values-cell-range-address="results.D21:results.D25" chart:class="chart:line">
            <chart:regression-curve chart:style-name="ch9">
              <chart:equation chart:display-equation="true" chart:display-r-square="false"/>
            </chart:regression-curve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54.08865570082">
                <text:p>2354.08865570082</text:p>
                <draw:g>
                  <svg:desc>results.D21:results.D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410.21559170811">
                <text:p>7410.215591708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492.6186794022">
                <text:p>14492.61867940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325.9248680448">
                <text:p>23325.92486804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741.2873506007">
                <text:p>33741.28735060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7cm" svg:height="9.005cm" xlink:href=".." xlink:type="simple" chart:class="chart:line" chart:style-name="ch1">
        <chart:legend chart:legend-position="end" svg:x="11.442cm" svg:y="3.954cm" style:legend-expansion="high" chart:style-name="ch2"/>
        <chart:plot-area chart:style-name="ch3" table:cell-range-address="Sheet2.D3:Sheet2.D8" chart:data-source-has-labels="row" svg:x="1.3cm" svg:y="0.683cm" svg:width="11.066cm" svg:height="7.662cm">
          <chartooo:coordinate-region svg:x="3.033cm" svg:y="0.882cm" svg:width="9.239cm" svg:height="6.816cm"/>
          <chart:axis chart:dimension="x" chart:name="primary-x" chart:style-name="ch4">
            <chart:title svg:x="6.657cm" svg:y="8.445cm" chart:style-name="ch5">
              <text:p>N</text:p>
            </chart:title>
          </chart:axis>
          <chart:axis chart:dimension="y" chart:name="primary-y" chart:style-name="ch4">
            <chart:title svg:x="0.421cm" svg:y="5.471cm" chart:style-name="ch6">
              <text:p>Actual Value</text:p>
            </chart:title>
            <chart:grid chart:style-name="ch7" chart:class="major"/>
          </chart:axis>
          <chart:series chart:style-name="ch8" chart:values-cell-range-address="Sheet2.D4:Sheet2.D8" chart:label-cell-address="Sheet2.D3:Sheet2.D3" chart:class="chart:line">
            <chart:regression-curve chart:style-name="ch9">
              <chart:equation chart:display-equation="true" chart:display-r-square="false"/>
            </chart:regression-curve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ual Value</text:p>
                <draw:g>
                  <svg:desc>Sheet2.D3:Sheet2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898260">
                <text:p>4898260</text:p>
                <draw:g>
                  <svg:desc>Sheet2.D4:Sheet2.D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522600">
                <text:p>155226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461600">
                <text:p>304616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161000">
                <text:p>49161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1296800">
                <text:p>712968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